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B40000008727D0F93327C0C748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49cm" svg:height="4.762cm" svg:x="7.808cm" svg:y="12.756cm">
          <draw:image xlink:href="Pictures/10000000000000B40000008727D0F93327C0C748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4:00:31.928926563</meta:creation-date>
    <dc:date>2018-05-03T14:00:47.017423101</dc:date>
    <meta:editing-duration>PT1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